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" svg:font-family="Sans"/>
    <style:font-face style:name="monospace" svg:font-family="monospac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1844b4"/>
    </style:style>
    <style:style style:name="P2" style:family="paragraph" style:parent-style-name="Standard">
      <style:paragraph-properties fo:margin-top="0.318cm" fo:margin-bottom="0.318cm" loext:contextual-spacing="false"/>
    </style:style>
    <style:style style:name="P3" style:family="paragraph" style:parent-style-name="Standard">
      <style:paragraph-properties fo:margin-top="0.318cm" fo:margin-bottom="0.318cm" loext:contextual-spacing="false"/>
      <style:text-properties style:font-name="Sans"/>
    </style:style>
    <style:style style:name="P4" style:family="paragraph" style:parent-style-name="Standard">
      <style:paragraph-properties fo:margin-top="0.318cm" fo:margin-bottom="0.318cm" loext:contextual-spacing="false" fo:text-align="justify" style:justify-single-word="false"/>
      <style:text-properties style:font-name="Sans"/>
    </style:style>
    <style:style style:name="P5" style:family="paragraph" style:parent-style-name="Standard">
      <style:paragraph-properties fo:margin-top="0.318cm" fo:margin-bottom="0.318cm" loext:contextual-spacing="false" fo:text-align="justify" style:justify-single-word="false"/>
    </style:style>
    <style:style style:name="P6" style:family="paragraph" style:parent-style-name="Standard">
      <style:paragraph-properties fo:margin-top="0.37cm" fo:margin-bottom="0.318cm" loext:contextual-spacing="false"/>
    </style:style>
    <style:style style:name="P7" style:family="paragraph" style:parent-style-name="Standard" style:list-style-name="L2"/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1">
      <style:paragraph-properties fo:margin-top="0.318cm" fo:margin-bottom="0.318cm" loext:contextual-spacing="false"/>
    </style:style>
    <style:style style:name="P10" style:family="paragraph" style:parent-style-name="Standard" style:list-style-name="L1">
      <style:paragraph-properties fo:margin-top="0.318cm" fo:margin-bottom="0.318cm" loext:contextual-spacing="false" fo:text-align="justify" style:justify-single-word="false"/>
    </style:style>
    <style:style style:name="P11" style:family="paragraph" style:parent-style-name="Standard" style:list-style-name="L3">
      <style:paragraph-properties fo:margin-top="0.318cm" fo:margin-bottom="0.318cm" loext:contextual-spacing="false"/>
    </style:style>
    <style:style style:name="P12" style:family="paragraph" style:parent-style-name="Standard" style:list-style-name="L3">
      <style:paragraph-properties fo:margin-top="0.318cm" fo:margin-bottom="0.318cm" loext:contextual-spacing="false" fo:text-align="start" style:justify-single-word="false"/>
    </style:style>
    <style:style style:name="P13" style:family="paragraph" style:parent-style-name="Standard" style:list-style-name="L3">
      <style:paragraph-properties fo:margin-top="0.318cm" fo:margin-bottom="0.318cm" loext:contextual-spacing="false"/>
      <style:text-properties style:font-name="Sans"/>
    </style:style>
    <style:style style:name="T1" style:family="text">
      <style:text-properties officeooo:rsid="001844b4"/>
    </style:style>
    <style:style style:name="T2" style:family="text">
      <style:text-properties officeooo:rsid="001be5db"/>
    </style:style>
    <style:style style:name="T3" style:family="text">
      <style:text-properties fo:font-style="italic" fo:font-weight="bold" officeooo:rsid="001be5db" style:font-style-asian="italic" style:font-weight-asian="bold" style:font-style-complex="italic" style:font-weight-complex="bold"/>
    </style:style>
    <style:style style:name="T4" style:family="text">
      <style:text-properties style:font-name="Sans"/>
    </style:style>
    <style:style style:name="T5" style:family="text">
      <style:text-properties style:font-name="Sans" fo:font-weight="bold"/>
    </style:style>
    <style:style style:name="T6" style:family="text">
      <style:text-properties style:font-name="Sans" fo:font-weight="bold" officeooo:rsid="001a2baa"/>
    </style:style>
    <style:style style:name="T7" style:family="text">
      <style:text-properties style:font-name="Sans" fo:font-style="italic" style:font-style-asian="italic" style:font-style-complex="italic"/>
    </style:style>
    <style:style style:name="T8" style:family="text">
      <style:text-properties style:font-name="Sans" fo:font-style="italic" fo:font-weight="bold" style:font-style-asian="italic" style:font-style-complex="italic"/>
    </style:style>
    <style:style style:name="T9" style:family="text">
      <style:text-properties style:font-name="Sans" officeooo:rsid="00166b50"/>
    </style:style>
    <style:style style:name="T10" style:family="text">
      <style:text-properties style:font-name="Sans" officeooo:rsid="00173c6a"/>
    </style:style>
    <style:style style:name="T11" style:family="text">
      <style:text-properties style:font-name="Sans" officeooo:rsid="00175ee0"/>
    </style:style>
    <style:style style:name="T12" style:family="text">
      <style:text-properties style:font-name="Sans" fo:background-color="#ffff00" loext:char-shading-value="0"/>
    </style:style>
    <style:style style:name="T13" style:family="text">
      <style:text-properties style:font-name="Sans" officeooo:rsid="00173c6a" fo:background-color="#ffff00" loext:char-shading-value="0"/>
    </style:style>
    <style:style style:name="T14" style:family="text">
      <style:text-properties style:font-name="Sans" officeooo:rsid="00173c6a" fo:background-color="#ffff00" loext:char-shading-value="0"/>
    </style:style>
    <style:style style:name="T15" style:family="text">
      <style:text-properties style:font-name="Sans" fo:background-color="#ffff00" loext:char-shading-value="0"/>
    </style:style>
    <style:style style:name="T16" style:family="text">
      <style:text-properties style:font-name="monospace"/>
    </style:style>
    <style:style style:name="T17" style:family="text">
      <style:text-properties officeooo:rsid="00166b50"/>
    </style:style>
    <text:list-style style:name="L1">
      <text:list-level-style-bullet text:level="1" text:bullet-char="●">
        <style:list-level-properties text:space-before="0.801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space-before="1.6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80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1. Desenvolupament de programari</text:span><text:span text:style-name="T4"> </text:span></text:p>
      <text:p text:style-name="P4">El desenvolupament de programari és el procés de dissenyar, crear, provar i mantenir programes informàtics que resolguin problemes o compleixin tasques específiques. A continuació, es resumeixen els aspectes clau d'aquest procés. </text:p>
      <text:p text:style-name="P2"><text:span text:style-name="T5">1.1 Concepte de programa informàtic</text:span><text:span text:style-name="T4"> </text:span></text:p>
      <text:p text:style-name="P5"><text:span text:style-name="T4">Un </text:span><text:span text:style-name="T5">programa informàtic</text:span><text:span text:style-name="T4"> és un conjunt d'instruccions escrites en un llenguatge de programació que un ordinador pot executar per dur a terme una tasca específica. Els programes poden ser molt variats, des de simples aplicacions de càlcul fins a sistemes operatius o aplicacions web complexes. Els programes operen sobre dades, les processen i produeixen resultats segons les especificacions del disseny. </text:span></text:p>
      <text:p text:style-name="P2"><text:span text:style-name="T5">1.2 Codi font, codi objecte i codi executable; tecnologies de virtualització</text:span><text:span text:style-name="T4"> </text:span></text:p>
      <text:list xml:id="list1236217860" text:style-name="L1">
        <text:list-item>
          <text:p text:style-name="P9"><text:span text:style-name="T5">Codi font</text:span><text:span text:style-name="T4">: és el conjunt d'instruccions escrites pel programador en un llenguatge de programació de més alt nivell (per exemple, Python, Java, C++). Aquest codi no es pot executar directament per l'ordinador. Per tal d'executar-lo, cal que passi per un procés de compilació o interpretació.</text:span></text:p>
        </text:list-item>
        <text:list-item>
          <text:p text:style-name="P10"><text:span text:style-name="T5">Codi objecte</text:span><text:span text:style-name="T4">: Un cop compilat, el codi font es converteix en codi objecte, un conjunt d'instruccions en format binari que la màquina pot comprendre. En sistemes </text:span><text:span text:style-name="T5">semi-compilats</text:span><text:span text:style-name="T4"> com Java, el codi objecte es converteix en </text:span><text:span text:style-name="T8">bytecode</text:span><text:span text:style-name="T4">, que és un format intermedi. Aquest </text:span><text:span text:style-name="T7">bytecode</text:span><text:span text:style-name="T4"> no és executat directament pel processador de l'ordinador, sinó per una màquina virtual.</text:span></text:p>
        </text:list-item>
        <text:list-item>
          <text:p text:style-name="P10"><text:span text:style-name="T5">Codi executable</text:span><text:span text:style-name="T4">: El codi objecte, un cop processat i enllaçat amb altres biblioteques, es converteix en un fitxer executable que pot ser llançat directament pel sistema operatiu. Aquests fitxers poden ser de tipus </text:span><text:span text:style-name="T16">.exe</text:span><text:span text:style-name="T4"> o altres formats específics del sistema.</text:span></text:p>
        </text:list-item>
        <text:list-item>
          <text:p text:style-name="P10"><text:span text:style-name="T5">Tecnologies de virtualització i màquines virtuals</text:span><text:span text:style-name="T4">:<text:tab/> <text:line-break/>Les tecnologies de virtualització permeten executar programes en un entorn </text:span><text:span text:style-name="T9">de </text:span><text:span text:style-name="T4">virtualització que simula una màquina física, el que ajuda a la </text:span><text:span text:style-name="T5">portabilitat</text:span><text:span text:style-name="T4"> i a la </text:span><text:span text:style-name="T5">seguretat</text:span><text:span text:style-name="T4">. En el context del desenvolupament de programari, la </text:span><text:span text:style-name="T5">virtualització</text:span><text:span text:style-name="T4"> permet que els programes, com els escrits en llenguatges semi-compilats, s'executin sobre diferents plataformes sense necessitat de recompilar-los. </text:span></text:p>
          <text:list text:style-name="L2">
            <text:list-item>
              <text:p text:style-name="P8"><text:span text:style-name="T5">JVM (Java Virtual Machine)</text:span><text:span text:style-name="T4">: En el cas de </text:span><text:span text:style-name="T5">Java</text:span><text:span text:style-name="T4">, el codi font es compila primer a </text:span><text:span text:style-name="T8">bytecode</text:span><text:span text:style-name="T4">, un llenguatge intermedi. La </text:span><text:span text:style-name="T5">JVM</text:span><text:span text:style-name="T4"> és una màquina virtual que interpreta o compila aquest </text:span><text:span text:style-name="T7">bytecode</text:span><text:span text:style-name="T4"> en temps d'execució, cosa que permet que les aplicacions Java siguin portables i puguin ser executades en qualsevol plataforma que tingui una JVM compatible. Això proporciona el gran avantatge de la </text:span><text:span text:style-name="T5">portabilitat</text:span><text:span text:style-name="T4">: un mateix programa Java pot executar-se en un sistema Windows, Linux o macOS sense modificar el codi font. </text:span></text:p>
            </text:list-item>
          </text:list>
        </text:list-item>
      </text:list>
      <text:p text:style-name="P4">Les màquines virtuals de sistemes semi-compilats (com la JVM, el CLR de .NET o el V8 de Google) ofereixen una gran flexibilitat en el desenvolupament, cosa que permet que el codi escrit una sola vegada sigui executat en múltiples entorns sense necessitat <text:soft-page-break/>de canviar o recompilar-lo. <text:span text:style-name="T17">A més,</text:span> proporcionen mecanismes de seguretat, gestió de memòria i gestió d'excepcions. </text:p>
      <text:p text:style-name="P2"><text:span text:style-name="T5">1.3 Tipus de llenguatges de programació. Paradigmes</text:span><text:span text:style-name="T4"> </text:span></text:p>
      <text:p text:style-name="P3">Els llenguatges de programació es poden classificar en diferents tipus i paradigmes: </text:p>
      <text:list xml:id="list201046279349187" text:style-name="L1">
        <text:list-item>
          <text:p text:style-name="P10"><text:span text:style-name="T5">Llenguatges de programació</text:span><text:span text:style-name="T4">: poden ser de baix nivell (com l'</text:span><text:span text:style-name="T9">a</text:span><text:span text:style-name="T4">ssembl</text:span><text:span text:style-name="T9">ador</text:span><text:span text:style-name="T4"> o el C) o de alt nivell (com Python, Java o JavaScript). Els llenguatges de baix nivell interactuen més directament amb el maquinari, mentre que els de més alt nivell són més fàcils d'entendre i d'utilitzar. </text:span><text:span text:style-name="T15">**</text:span><text:span text:style-name="T14"> Cal matissar el tema de C com a llenguatge de baix nivell.</text:span></text:p>
        </text:list-item>
        <text:list-item>
          <text:p text:style-name="P9"><text:span text:style-name="T5">Paradigmes de programació</text:span><text:span text:style-name="T4">: </text:span></text:p>
          <text:list text:style-name="L2">
            <text:list-item>
              <text:p text:style-name="P7"><text:span text:style-name="T5">Imperatiu</text:span><text:span text:style-name="T4">: El programador especifica les instruccions que l'ordinador ha de seguir en una seqüència (com C o Java).</text:span></text:p>
            </text:list-item>
            <text:list-item>
              <text:p text:style-name="P7"><text:span text:style-name="T5">Declaratiu</text:span><text:span text:style-name="T4">: El programador descriu el problema a resoldre i no com resoldre'l (com SQL, </text:span><text:span text:style-name="T11">Prolog, XSLT o, en certs aspectes, Haskell</text:span><text:span text:style-name="T4">).</text:span></text:p>
            </text:list-item>
            <text:list-item>
              <text:p text:style-name="P7"><text:span text:style-name="T5">Orientat a objectes (OOP)</text:span><text:span text:style-name="T4">: Organitza el codi en objectes que contenen dades i mètodes (com Java o Python).</text:span></text:p>
            </text:list-item>
            <text:list-item>
              <text:p text:style-name="P7"><text:span text:style-name="T5">Funcional</text:span><text:span text:style-name="T4">: Enfocament basat en funcions matemàtiques i evitant estats i dades mutables (com Haskell o Scala).</text:span></text:p>
            </text:list-item>
            <text:list-item>
              <text:p text:style-name="P7"><text:span text:style-name="T5">Lògic</text:span><text:span text:style-name="T4">: Utilitza regles de lògica per descriure relacions entre dades i resoldre problemes (com Prolog). </text:span></text:p>
            </text:list-item>
          </text:list>
        </text:list-item>
      </text:list>
      <text:p text:style-name="P2"><text:span text:style-name="T5">1.4 Característiques dels llenguatges més difosos</text:span><text:span text:style-name="T4"> </text:span></text:p>
      <text:p text:style-name="P3">Alguns dels llenguatges de programació més populars tenen característiques pròpies que els fan útils en diferents contextos: </text:p>
      <text:list xml:id="list201046415730887" text:style-name="L1">
        <text:list-item>
          <text:p text:style-name="P10"><text:span text:style-name="T5">Python</text:span><text:span text:style-name="T4">: És un llenguatge de programació altament llegible i versàtil, utilitzat per a desenvolupament web, ciència de dades, intel·ligència artificial i automatització. La seva sintaxi és simple i clara, el que facilita el seu aprenentatge i ús.</text:span></text:p>
        </text:list-item>
        <text:list-item>
          <text:p text:style-name="P10"><text:span text:style-name="T5">Java</text:span><text:span text:style-name="T4">: Orientat a objectes, Java és conegut per la seva portabilitat gràcies al principi “</text:span><text:span text:style-name="T7">write once, run anywhere</text:span><text:span text:style-name="T4">” (escriure una vegada, executar en qualsevol lloc), utilitzant la màquina virtual Java (JVM). S'utilitza per a aplicacions empresarials, mòbils (Android) i en el desenvolupament web.</text:span></text:p>
        </text:list-item>
        <text:list-item>
          <text:p text:style-name="P10"><text:span text:style-name="T5">JavaScript</text:span><text:span text:style-name="T4">: És el llenguatge dominant en el desenvolupament web per a la creació d'interfícies d'usuari dinàmiques. JavaScript s'executa al navegador i permet la creació de pàgines interactives.</text:span></text:p>
        </text:list-item>
        <text:list-item>
          <text:p text:style-name="P10"><text:span text:style-name="T5">C++</text:span><text:span text:style-name="T4">: Basat en C, afegeix capacitats orientades a objectes. S'utilitza per a aplicacions de rendiment alt, com simulacions, videojocs i programari de sistemes operatius.</text:span></text:p>
        </text:list-item>
        <text:list-item>
          <text:p text:style-name="P10"><text:span text:style-name="T5">Ruby</text:span><text:span text:style-name="T4">: És conegut per la seva simplicitat i la seva sintaxi elegant i és utilitzat principalment per al desenvolupament web, especialment amb el framework Ruby on Rails. </text:span></text:p>
        </text:list-item>
      </text:list>
      <text:p text:style-name="P2"><text:soft-page-break/><text:span text:style-name="T5">1.5 Fases del desenvolupament d'una aplicació</text:span><text:span text:style-name="T4"> </text:span></text:p>
      <text:p text:style-name="P3">El desenvolupament d'una aplicació sol passar per diverses fases interrelacionades, que inclouen: </text:p>
      <text:list xml:id="list51561751" text:style-name="L3">
        <text:list-item>
          <text:p text:style-name="P11"><text:span text:style-name="T5">Anàlisi</text:span><text:span text:style-name="T4">: S'estudien els requisits del sistema, es defineixen les necessitats del client i es determina el que ha de fer l'aplicació. Aquest procés inclou la recopilació de dades i la identificació de funcionalitats.</text:span></text:p>
        </text:list-item>
        <text:list-item>
          <text:p text:style-name="P12"><text:span text:style-name="T5">Disseny</text:span><text:span text:style-name="T4">: Es defineixen l'arquitectura del sistema, les bases de dades, les interfícies d'usuari i la forma en què els diferents components interactuaran entre si.</text:span></text:p>
        </text:list-item>
        <text:list-item>
          <text:p text:style-name="P11"><text:span text:style-name="T5">Codificació</text:span><text:span text:style-name="T4">: Els programadors escriuen el codi font seguint les especificacions establertes en les fases anteriors. Aquesta és la fase més tècnica del desenvolupament.</text:span></text:p>
        </text:list-item>
        <text:list-item>
          <text:p text:style-name="P11"><text:span text:style-name="T5">Proves</text:span><text:span text:style-name="T4">: Es fan proves unitàries, d'integració i de sistema per assegurar-se que l'aplicació funciona correctament. Es busquen errors o defectes (bugs) i es corregeixen.</text:span></text:p>
        </text:list-item>
        <text:list-item>
          <text:p text:style-name="P11"><text:span text:style-name="T5">Documentació</text:span><text:span text:style-name="T4">: S'elabora la documentació tècnica i d'usuari per explicar com s'ha dissenyat el sistema i com utilitzar-lo.</text:span></text:p>
        </text:list-item>
        <text:list-item>
          <text:p text:style-name="P11"><text:span text:style-name="T5">Explotació</text:span><text:span text:style-name="T4">: Un cop l'aplicació ha estat desplegada, s'inicia la seva utilització. Aquesta fase implica mantenir el sistema en funcionament, resolent incidències que puguin sorgir.</text:span></text:p>
        </text:list-item>
        <text:list-item>
          <text:p text:style-name="P11"><text:span text:style-name="T5">Manteniment</text:span><text:span text:style-name="T4">: Inclou actualitzacions, millores i correccions d'errors que poden sorgir després de l'explotació. Aquesta fase pot durar anys en aplicacions a gran escala. </text:span></text:p>
        </text:list-item>
      </text:list>
      <text:p text:style-name="P2"><text:span text:style-name="T5">1.6 Procés d'obtenció de codi executable a partir del codi font; eines implicades</text:span><text:span text:style-name="T4"> </text:span></text:p>
      <text:p text:style-name="P3">El procés d'obtenir el codi executable a partir del codi font implica diverses etapes: </text:p>
      <text:list xml:id="list201045553962682" text:style-name="L3">
        <text:list-item>
          <text:p text:style-name="P11"><text:span text:style-name="T5">Compilació</text:span><text:span text:style-name="T4">: El compilador converteix el codi font escrit pel programador en codi objecte, un codi binari que pot ser entès per la màquina.</text:span></text:p>
        </text:list-item>
        <text:list-item>
          <text:p text:style-name="P11"><text:span text:style-name="T5">Enllaç</text:span><text:span text:style-name="T4">: Un enllaçador (linker) agafa el codi objecte generat pel compilador i l'enllaça amb biblioteques externes o altres mòduls per crear el codi executable final.</text:span></text:p>
        </text:list-item>
        <text:list-item>
          <text:p text:style-name="P11"><text:span text:style-name="T5">Depuració</text:span><text:span text:style-name="T4">: Abans de la compilació o després de la creació del codi executable, el depurador permet al programador detectar i solucionar errors (bugs) en el codi.</text:span></text:p>
          <text:p text:style-name="P13"/>
        </text:list-item>
      </text:list>
      <text:p text:style-name="P2"><text:soft-page-break/><text:span text:style-name="T5">Eines </text:span><text:span text:style-name="T6">implicades</text:span><text:span text:style-name="T4">: Els entorns de desenvolupament integrats (IDE) com Visual Studio, Eclipse o PyCharm, ofereixen eines per escriure, compilar, depurar i provar el codi de manera eficient. </text:span></text:p>
      <text:p text:style-name="P2"><text:span text:style-name="T5">1.7 Metodologies àgils. Tècniques. Característiques</text:span><text:span text:style-name="T4"> </text:span></text:p>
      <text:p text:style-name="P2"><text:span text:style-name="T4">Les </text:span><text:span text:style-name="T5">metodologies àgils</text:span><text:span text:style-name="T4"> són enfocaments de desenvolupament de programari que busquen flexibilitat, col·laboració i iteració ràpida per respondre als canvis i millorar contínuament el producte. Algunes tècniques i característiques clau inclouen: </text:span></text:p>
      <text:list xml:id="list201046303698350" text:style-name="L1">
        <text:list-item>
          <text:p text:style-name="P9"><text:span text:style-name="T5">Scrum</text:span><text:span text:style-name="T4">: Un dels enfocaments més utilitzats, Scrum divideix el treball en sprints curts, habitualment de dues a quatre setmanes, amb reunions diàries (scrums) per revisar l'estat i planificar properes tasques.</text:span></text:p>
        </text:list-item>
        <text:list-item>
          <text:p text:style-name="P9"><text:span text:style-name="T5">Kanban</text:span><text:span text:style-name="T4">: Es fa servir per gestionar el flux de treball a través de taulers visuals, on les tasques es mouen entre diferents estats (per fer, en procés, fet). Es centra en la millora contínua i l'optimització del flux de treball.</text:span></text:p>
        </text:list-item>
        <text:list-item>
          <text:p text:style-name="P9"><text:span text:style-name="T5">XP (Extreme Programming)</text:span><text:span text:style-name="T4">: Promou pràctiques com la programació en parelles, el desenvolupament iteratiu, la programació dirigida per les proves (TDD), i una comunicació constant entre el desenvolupador i el client.</text:span></text:p>
        </text:list-item>
        <text:list-item>
          <text:p text:style-name="P9"><text:span text:style-name="T5">Característiques</text:span><text:span text:style-name="T4">: Les metodologies àgils valoren la interacció amb el client, la resposta al canvi més que seguir un pla rígid, la simplicitat i la sostenibilitat del desenvolupament. La flexibilitat per ajustar-se als canvis en els requisits durant el desenvolupament és una de les seves característiques més importants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" svg:font-family="Sans"/>
    <style:font-face style:name="monospace" svg:font-family="monospac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844b4"/>
    </style:style>
    <style:style style:name="MT1" style:family="text">
      <style:text-properties officeooo:rsid="001844b4"/>
    </style:style>
    <style:style style:name="MT2" style:family="text">
      <style:text-properties officeooo:rsid="001be5db"/>
    </style:style>
    <style:style style:name="MT3" style:family="text">
      <style:text-properties fo:font-style="italic" fo:font-weight="bold" officeooo:rsid="001be5db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5.RA1 </text:span><text:span text:style-name="MT2">(2024-2025)</text:span><text:span text:style-name="MT1"><text:tab/>Resum (fet amb </text:span><text:span text:style-name="MT3">openai</text:span><text:span text:style-name="MT1">, però revisat)<text:tab/></text:span><text:span text:style-name="MT1"><text:page-number text:select-page="current">4</text:page-number></text:span><text:span text:style-name="MT1"> / </text:span><text:span text:style-name="MT1"><text:page-count>4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2T21:07:31.742570444</dc:date>
    <meta:editing-duration>PT26M1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49" meta:word-count="1341" meta:character-count="8837" meta:non-whitespace-character-count="7550"/>
  </office:meta>
</office:document-meta>
</file>